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svg:x="18.668cm" svg:y="2.47cm">
            <draw:object draw:notify-on-update-of-ranges="Лист1.D1:Лист1.D1 Лист1.D2:Лист1.D9 Лист1.E1:Лист1.E1 Лист1.E2:Лист1.E9 Лист1.D1:Лист1.D9 Лист1.F1:Лист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(uno)</text:p>
          </table:table-cell>
          <table:table-cell office:value-type="string" calcext:value-type="string">
            <text:p>log(double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LOG([.B2])/LOG(2)" office:value-type="float" office:value="0" calcext:value-type="float">
            <text:p>0</text:p>
          </table:table-cell>
          <table:table-cell table:formula="of:=LOG([.C2])/LOG(2)" office:value-type="float" office:value="2" calcext:value-type="float">
            <text:p>2</text:p>
          </table:table-cell>
        </table:table-row>
        <table:table-row table:style-name="ro1">
          <table:table-cell table:formula="of:=[.A2]*2"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G([.B3])/LOG(2)" office:value-type="float" office:value="1" calcext:value-type="float">
            <text:p>1</text:p>
          </table:table-cell>
          <table:table-cell table:formula="of:=LOG([.C3])/LOG(2)" office:value-type="float" office:value="2.58496250072116" calcext:value-type="float">
            <text:p>2,58496250072116</text:p>
          </table:table-cell>
        </table:table-row>
        <table:table-row table:style-name="ro1">
          <table:table-cell table:formula="of:=[.A3]*2"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LOG([.B4])/LOG(2)" office:value-type="float" office:value="3" calcext:value-type="float">
            <text:p>3</text:p>
          </table:table-cell>
          <table:table-cell table:formula="of:=LOG([.C4])/LOG(2)" office:value-type="float" office:value="3" calcext:value-type="float">
            <text:p>3</text:p>
          </table:table-cell>
        </table:table-row>
        <table:table-row table:style-name="ro1">
          <table:table-cell table:formula="of:=[.A4]*2" office:value-type="float" office:value="4096" calcext:value-type="float">
            <text:p>409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LOG([.B5])/LOG(2)" office:value-type="float" office:value="5.08746284125034" calcext:value-type="float">
            <text:p>5,08746284125034</text:p>
          </table:table-cell>
          <table:table-cell table:formula="of:=LOG([.C5])/LOG(2)" office:value-type="float" office:value="4" calcext:value-type="float">
            <text:p>4</text:p>
          </table:table-cell>
        </table:table-row>
        <table:table-row table:style-name="ro1">
          <table:table-cell table:formula="of:=[.A5]*2" office:value-type="float" office:value="8192" calcext:value-type="float">
            <text:p>819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LOG([.B6])/LOG(2)" office:value-type="float" office:value="7.09803208296053" calcext:value-type="float">
            <text:p>7,09803208296053</text:p>
          </table:table-cell>
          <table:table-cell table:formula="of:=LOG([.C6])/LOG(2)" office:value-type="float" office:value="4.85798099512757" calcext:value-type="float">
            <text:p>4,85798099512757</text:p>
          </table:table-cell>
        </table:table-row>
        <table:table-row table:style-name="ro1">
          <table:table-cell table:formula="of:=[.A6]*2" office:value-type="float" office:value="16384" calcext:value-type="float">
            <text:p>16384</text:p>
          </table:table-cell>
          <table:table-cell office:value-type="float" office:value="551" calcext:value-type="float">
            <text:p>551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formula="of:=LOG([.B7])/LOG(2)" office:value-type="float" office:value="9.10590850857116" calcext:value-type="float">
            <text:p>9,10590850857116</text:p>
          </table:table-cell>
          <table:table-cell table:formula="of:=LOG([.C7])/LOG(2)" office:value-type="float" office:value="6.06608919045777" calcext:value-type="float">
            <text:p>6,06608919045777</text:p>
          </table:table-cell>
        </table:table-row>
        <table:table-row table:style-name="ro1">
          <table:table-cell table:formula="of:=[.A7]*2" office:value-type="float" office:value="32768" calcext:value-type="float">
            <text:p>32768</text:p>
          </table:table-cell>
          <table:table-cell office:value-type="float" office:value="2203" calcext:value-type="float">
            <text:p>2203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LOG([.B8])/LOG(2)" office:value-type="float" office:value="11.1052537797009" calcext:value-type="float">
            <text:p>11,1052537797009</text:p>
          </table:table-cell>
          <table:table-cell table:formula="of:=LOG([.C8])/LOG(2)" office:value-type="float" office:value="7.06608919045777" calcext:value-type="float">
            <text:p>7,06608919045777</text:p>
          </table:table-cell>
        </table:table-row>
        <table:table-row table:style-name="ro1">
          <table:table-cell table:formula="of:=[.A8]*2" office:value-type="float" office:value="65536" calcext:value-type="float">
            <text:p>65536</text:p>
          </table:table-cell>
          <table:table-cell office:value-type="float" office:value="8869" calcext:value-type="float">
            <text:p>8869</text:p>
          </table:table-cell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table:formula="of:=LOG([.B9])/LOG(2)" office:value-type="float" office:value="13.1145557311984" calcext:value-type="float">
            <text:p>13,1145557311984</text:p>
          </table:table-cell>
          <table:table-cell table:formula="of:=LOG([.C9])/LOG(2)" office:value-type="float" office:value="7.9188632372746" calcext:value-type="float">
            <text:p>7,91886323727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34:05.866985684</meta:creation-date>
    <meta:generator>LibreOffice/7.3.7.2$Linux_X86_64 LibreOffice_project/30$Build-2</meta:generator>
    <dc:date>2023-03-01T15:54:04.223334690</dc:date>
    <meta:editing-duration>PT19M58S</meta:editing-duration>
    <meta:editing-cycles>2</meta:editing-cycles>
    <meta:document-statistic meta:table-count="1" meta:cell-count="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884cm" svg:y="0.316cm" chart:style-name="ch2">
          <text:p>logT(logN)</text:p>
        </chart:title>
        <chart:legend chart:legend-position="end" svg:x="11.135cm" svg:y="3.457cm" style:legend-expansion="high" chart:style-name="ch3"/>
        <chart:plot-area chart:style-name="ch4" table:cell-range-address="Лист1.D1:Лист1.F9" chart:data-source-has-labels="row" svg:x="1.33cm" svg:y="1.275cm" svg:width="9.486cm" svg:height="6.57cm">
          <chart:coordinate-region svg:x="1.951cm" svg:y="1.474cm" svg:width="8.678cm" svg:height="5.724cm"/>
          <chart:axis chart:dimension="x" chart:name="primary-x" chart:style-name="ch5">
            <chart:title svg:x="5.566cm" svg:y="8.025cm" chart:style-name="ch6">
              <text:p>log(N)</text:p>
            </chart:title>
          </chart:axis>
          <chart:axis chart:dimension="y" chart:name="primary-y" chart:style-name="ch7">
            <chart:title svg:x="0.451cm" svg:y="4.988cm" chart:style-name="ch8">
              <text:p>log(t)</text:p>
            </chart:title>
            <chart:grid chart:style-name="ch9" chart:class="major"/>
          </chart:axis>
          <chart:series chart:style-name="ch10" chart:values-cell-range-address="Лист1.E2:Лист1.E9" chart:label-cell-address="Лист1.E1:Лист1.E1" chart:class="chart:scatter">
            <chart:domain table:cell-range-address="Лист1.D2:Лист1.D9"/>
            <chart:regression-curve chart:style-name="ch11">
              <chart:equation chart:display-equation="true" chart:display-r-square="true" svg:x="1.678cm" svg:y="0.201cm" chart:style-name="ch12"/>
            </chart:regression-curve>
            <chart:data-point chart:repeated="8"/>
          </chart:series>
          <chart:series chart:style-name="ch13" chart:values-cell-range-address="Лист1.F1:Лист1.F9" chart:class="chart:scatter">
            <chart:domain table:cell-range-address="Лист1.D1:Лист1.D9"/>
            <chart:regression-curve chart:style-name="ch14">
              <chart:equation chart:display-equation="true" chart:display-r-square="true" svg:x="10.971cm" svg:y="0.236cm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log(uno)</text:p>
                <draw:g>
                  <svg:desc>Лист1.E1:Лист1.E1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Лист1.D2:Лист1.D9</svg:desc>
                </draw:g>
              </table:table-cell>
              <table:table-cell office:value-type="float" office:value="0">
                <text:p>0</text:p>
                <draw:g>
                  <svg:desc>Лист1.E2:Лист1.E9</svg:desc>
                </draw:g>
              </table:table-cell>
              <table:table-cell office:value-type="float" office:value="NaN">
                <text:p>NaN</text:p>
                <draw:g>
                  <svg:desc>Лист1.D1:Лист1.D9</svg:desc>
                </draw:g>
              </table:table-cell>
              <table:table-cell office:value-type="float" office:value="NaN">
                <text:p>NaN</text:p>
                <draw:g>
                  <svg:desc>Лист1.F1:Лист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.08746284125034">
                <text:p>5.0874628412503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7.09803208296053">
                <text:p>7.0980320829605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.10590850857116">
                <text:p>9.10590850857116</text:p>
              </table:table-cell>
              <table:table-cell office:value-type="float" office:value="13">
                <text:p>13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1.1052537797009">
                <text:p>11.1052537797009</text:p>
              </table:table-cell>
              <table:table-cell office:value-type="float" office:value="14">
                <text:p>14</text:p>
              </table:table-cell>
              <table:table-cell office:value-type="float" office:value="6.06608919045777">
                <text:p>6.06608919045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3.1145557311984">
                <text:p>13.1145557311984</text:p>
              </table:table-cell>
              <table:table-cell office:value-type="float" office:value="15">
                <text:p>15</text:p>
              </table:table-cell>
              <table:table-cell office:value-type="float" office:value="7.06608919045777">
                <text:p>7.06608919045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.9188632372746">
                <text:p>7.9188632372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